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style:font-name="Roboto" officeooo:paragraph-rsid="001008c6" fo:background-color="#ffffff" style:font-name-asian="Roboto1" style:font-name-complex="Roboto1"/>
    </style:style>
    <style:style style:name="P2" style:family="paragraph" style:parent-style-name="Standard">
      <style:paragraph-properties fo:margin-top="0in" fo:margin-bottom="0in" loext:contextual-spacing="false"/>
      <style:text-properties style:font-name="Roboto" fo:font-size="10pt" officeooo:paragraph-rsid="001008c6" fo:background-color="#ffffff" style:font-name-asian="Roboto1" style:font-size-asian="10pt" style:font-name-complex="Roboto1" style:font-size-complex="10pt"/>
    </style:style>
    <style:style style:name="P3" style:family="paragraph" style:parent-style-name="Standard">
      <style:paragraph-properties fo:margin-top="0in" fo:margin-bottom="0in" loext:contextual-spacing="false"/>
      <style:text-properties officeooo:paragraph-rsid="001008c6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08c6"/>
    </style:style>
    <style:style style:name="T1" style:family="text">
      <style:text-properties style:font-name="Arial Unicode MS" fo:font-size="14pt" style:text-underline-style="solid" style:text-underline-width="auto" style:text-underline-color="font-color" fo:font-weight="bold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2" style:family="text">
      <style:text-properties style:font-name="Arial Unicode MS" fo:font-size="14pt" style:text-underline-style="solid" style:text-underline-width="auto" style:text-underline-color="font-color" fo:font-weight="bold" officeooo:rsid="0019459a" fo:background-color="#ffffff" loext:char-shading-value="0" style:font-name-asian="Arial Unicode MS1" style:font-size-asian="14pt" style:font-weight-asian="bold" style:font-name-complex="Arial Unicode MS1" style:font-size-complex="14pt"/>
    </style:style>
    <style:style style:name="T3" style:family="text">
      <style:text-properties fo:color="#000080" style:font-name="Roboto" fo:font-weight="bold" fo:background-color="#ffffff" loext:char-shading-value="0" style:font-name-asian="Roboto1" style:font-weight-asian="bold" style:font-name-complex="Roboto1"/>
    </style:style>
    <style:style style:name="T4" style:family="text">
      <style:text-properties style:font-name="Roboto" fo:background-color="#ffffff" loext:char-shading-value="0" style:font-name-asian="Roboto1" style:font-name-complex="Roboto1"/>
    </style:style>
    <style:style style:name="T5" style:family="text">
      <style:text-properties style:font-name="Roboto" fo:font-style="italic" fo:background-color="#ffffff" loext:char-shading-value="0" style:font-name-asian="Roboto1" style:font-style-asian="italic" style:font-name-complex="Roboto1"/>
    </style:style>
    <style:style style:name="T6" style:family="text">
      <style:text-properties fo:color="#660e7a" style:font-name="Roboto" fo:font-weight="bold" fo:background-color="#ffffff" loext:char-shading-value="0" style:font-name-asian="Roboto1" style:font-weight-asian="bold" style:font-name-complex="Roboto1"/>
    </style:style>
    <style:style style:name="T7" style:family="text">
      <style:text-properties fo:color="#660e7a" style:font-name="Roboto" fo:font-style="italic" fo:font-weight="bold" fo:background-color="#ffffff" loext:char-shading-value="0" style:font-name-asian="Roboto1" style:font-style-asian="italic" style:font-weight-asian="bold" style:font-name-complex="Roboto1"/>
    </style:style>
    <style:style style:name="T8" style:family="text">
      <style:text-properties fo:color="#660e7a" style:font-name="Roboto" fo:background-color="#ffffff" loext:char-shading-value="0" style:font-name-asian="Roboto1" style:font-name-complex="Roboto1"/>
    </style:style>
    <style:style style:name="T9" style:family="text">
      <style:text-properties fo:color="#808000" style:font-name="Roboto" fo:background-color="#ffffff" loext:char-shading-value="0" style:font-name-asian="Roboto1" style:font-name-complex="Roboto1"/>
    </style:style>
    <style:style style:name="T10" style:family="text">
      <style:text-properties fo:color="#008000" style:font-name="Roboto" fo:font-weight="bold" fo:background-color="#ffffff" loext:char-shading-value="0" style:font-name-asian="Roboto1" style:font-weight-asian="bold" style:font-name-complex="Roboto1"/>
    </style:style>
    <style:style style:name="T11" style:family="text">
      <style:text-properties fo:color="#0000ff" style:font-name="Roboto" fo:background-color="#ffffff" loext:char-shading-value="0" style:font-name-asian="Roboto1" style:font-name-complex="Robot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เฉลย </text:span><text:span text:style-name="T2">5</text:span><text:span text:style-name="T1">.1</text:span></text:p>
      <text:p text:style-name="P2"/>
      <text:p text:style-name="P3"><text:span text:style-name="T3">public class </text:span><text:span text:style-name="T4">MainActivity </text:span><text:span text:style-name="T3">extends </text:span><text:span text:style-name="T4">AppCompatActivity {</text:span></text:p>
      <text:p text:style-name="P1"/>
      <text:p text:style-name="P3"><text:span text:style-name="T4"><text:s text:c="3"/>Button </text:span><text:span text:style-name="T6">btn</text:span><text:span text:style-name="T4">;</text:span></text:p>
      <text:p text:style-name="P3"><text:span text:style-name="T4"><text:s text:c="3"/>EditText </text:span><text:span text:style-name="T6">edt</text:span><text:span text:style-name="T4">;</text:span></text:p>
      <text:p text:style-name="P1"/>
      <text:p text:style-name="P3"><text:span text:style-name="T4"><text:s text:c="3"/></text:span><text:span text:style-name="T9">@Override</text:span></text:p>
      <text:p text:style-name="P3"><text:span text:style-name="T9"><text:s text:c="3"/></text:span><text:span text:style-name="T3">protected void </text:span><text:span text:style-name="T4">onCreate(Bundle savedInstanceState) {</text:span></text:p>
      <text:p text:style-name="P3"><text:span text:style-name="T4"><text:s text:c="7"/></text:span><text:span text:style-name="T3">super</text:span><text:span text:style-name="T4">.onCreate(savedInstanceState);</text:span></text:p>
      <text:p text:style-name="P1"><text:s text:c="7"/>setContentView(R.layout.activity_main);</text:p>
      <text:p text:style-name="P1"/>
      <text:p text:style-name="P3"><text:span text:style-name="T4"><text:s text:c="7"/></text:span><text:span text:style-name="T6">btn </text:span><text:span text:style-name="T4">= (Button)findViewById(R.id.button);</text:span></text:p>
      <text:p text:style-name="P3"><text:span text:style-name="T4"><text:s text:c="7"/></text:span><text:span text:style-name="T6">edt </text:span><text:span text:style-name="T4">= (EditText)findViewById(R.id.editText);</text:span></text:p>
      <text:p text:style-name="P1"/>
      <text:p text:style-name="P3"><text:span text:style-name="T4"><text:s text:c="7"/></text:span><text:span text:style-name="T3">final </text:span><text:span text:style-name="T4">Context context = getApplicationContext();</text:span></text:p>
      <text:p text:style-name="P1"/>
      <text:p text:style-name="P3"><text:span text:style-name="T4"><text:s text:c="7"/></text:span><text:span text:style-name="T3">final </text:span><text:span text:style-name="T4">SharedPreferences sh = getSharedPreferences(</text:span><text:span text:style-name="T10">"myShared"</text:span><text:span text:style-name="T4">, context.</text:span><text:span text:style-name="T7">MODE_PRIVATE</text:span><text:span text:style-name="T4">);</text:span></text:p>
      <text:p text:style-name="P3"><text:span text:style-name="T4"><text:s text:c="7"/></text:span><text:span text:style-name="T3">final </text:span><text:span text:style-name="T4">SharedPreferences.Editor editor = sh.edit();</text:span></text:p>
      <text:p text:style-name="P3"><text:span text:style-name="T4"><text:s text:c="7"/>editor.putInt(</text:span><text:span text:style-name="T10">"highScore"</text:span><text:span text:style-name="T4">,</text:span><text:span text:style-name="T11">0</text:span><text:span text:style-name="T4">);</text:span></text:p>
      <text:p text:style-name="P1"><text:s text:c="7"/>editor.commit();</text:p>
      <text:p text:style-name="P1"/>
      <text:p text:style-name="P3"><text:span text:style-name="T4"><text:s text:c="7"/></text:span><text:span text:style-name="T6">btn</text:span><text:span text:style-name="T4">.setOnClickListener(</text:span><text:span text:style-name="T3">new </text:span><text:span text:style-name="T4">View.OnClickListener() {</text:span></text:p>
      <text:p text:style-name="P3"><text:span text:style-name="T4"><text:s text:c="11"/></text:span><text:span text:style-name="T9">@Override</text:span></text:p>
      <text:p text:style-name="P3"><text:span text:style-name="T9"><text:s text:c="11"/></text:span><text:span text:style-name="T3">public void </text:span><text:span text:style-name="T4">onClick(View v) {</text:span></text:p>
      <text:p text:style-name="P3"><text:span text:style-name="T4"><text:s text:c="15"/></text:span><text:span text:style-name="T3">int </text:span><text:span text:style-name="T4">inputScore = Integer.</text:span><text:span text:style-name="T5">parseInt</text:span><text:span text:style-name="T4">(</text:span><text:span text:style-name="T6">edt</text:span><text:span text:style-name="T4">.getText().toString());</text:span></text:p>
      <text:p text:style-name="P3"><text:span text:style-name="T4"><text:s text:c="15"/></text:span><text:span text:style-name="T3">int </text:span><text:span text:style-name="T4">currentScore = </text:span><text:span text:style-name="T8">sh</text:span><text:span text:style-name="T4">.getInt(</text:span><text:span text:style-name="T10">"highScore"</text:span><text:span text:style-name="T4">,-</text:span><text:span text:style-name="T11">1</text:span><text:span text:style-name="T4">);</text:span></text:p>
      <text:p text:style-name="P1"/>
      <text:p text:style-name="P3"><text:span text:style-name="T4"><text:s text:c="15"/></text:span><text:span text:style-name="T3">if</text:span><text:span text:style-name="T4">(inputScore &gt; currentScore){</text:span></text:p>
      <text:p text:style-name="P3"><text:span text:style-name="T4"><text:s text:c="19"/>Toast t = Toast.</text:span><text:span text:style-name="T5">makeText</text:span><text:span text:style-name="T4">(</text:span><text:span text:style-name="T8">context</text:span><text:span text:style-name="T4">,</text:span><text:span text:style-name="T10">"High score = "</text:span><text:span text:style-name="T4">+inputScore,Toast.</text:span><text:span text:style-name="T7">LENGTH_LONG</text:span><text:span text:style-name="T4">);</text:span></text:p>
      <text:p text:style-name="P1"><text:s text:c="19"/>t.show();</text:p>
      <text:p text:style-name="P3"><text:span text:style-name="T4"><text:s text:c="19"/></text:span><text:span text:style-name="T8">editor</text:span><text:span text:style-name="T4">.putInt(</text:span><text:span text:style-name="T10">"highScore"</text:span><text:span text:style-name="T4">,inputScore);</text:span></text:p>
      <text:p text:style-name="P3"><text:span text:style-name="T4"><text:s text:c="19"/></text:span><text:span text:style-name="T8">editor</text:span><text:span text:style-name="T4">.commit();</text:span></text:p>
      <text:p text:style-name="P1"><text:s text:c="15"/>}</text:p>
      <text:p text:style-name="P3"><text:span text:style-name="T4"><text:s text:c="15"/></text:span><text:span text:style-name="T3">else</text:span></text:p>
      <text:p text:style-name="P3"><text:span text:style-name="T3"><text:s text:c="15"/></text:span><text:span text:style-name="T4">{</text:span></text:p>
      <text:p text:style-name="P3"><text:span text:style-name="T4"><text:s text:c="19"/>Toast t = Toast.</text:span><text:span text:style-name="T5">makeText</text:span><text:span text:style-name="T4">(</text:span><text:span text:style-name="T8">context</text:span><text:span text:style-name="T4">,</text:span><text:span text:style-name="T10">"No new score"</text:span><text:span text:style-name="T4">,Toast.</text:span><text:span text:style-name="T7">LENGTH_LONG</text:span><text:span text:style-name="T4">);</text:span></text:p>
      <text:p text:style-name="P1"><text:s text:c="19"/>t.show();</text:p>
      <text:p text:style-name="P1"><text:s text:c="15"/>}</text:p>
      <text:p text:style-name="P1"><text:s text:c="11"/>}</text:p>
      <text:p text:style-name="P1"><text:s text:c="7"/>});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Unicode MS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9:04:40.432200439</meta:creation-date>
    <dc:date>2018-02-06T19:05:14.298529048</dc:date>
    <meta:editing-duration>PT34S</meta:editing-duration>
    <meta:editing-cycles>1</meta:editing-cycles>
    <meta:document-statistic meta:table-count="0" meta:image-count="0" meta:object-count="0" meta:page-count="1" meta:paragraph-count="35" meta:word-count="92" meta:character-count="1330" meta:non-whitespace-character-count="932"/>
    <meta:generator>LibreOffice/5.1.6.2$Linux_X86_64 LibreOffice_project/10m0$Build-2</meta:generator>
  </office:meta>
</office:document-meta>
</file>